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2.65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2cm" fo:text-align="justify" fo:text-indent="0cm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0.597cm 6.953cm)" presentation:class="title" presentation:user-transformed="true">
          <draw:text-box>
            <text:p>Auto“Korrektur“ gegen Hasskommentar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https://gitlab.com/hateguard/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814cm)" presentation:class="title" presentation:user-transformed="true">
          <draw:text-box>
            <text:p>Ursprung &amp; Hintergrund</text:p>
          </draw:text-box>
        </draw:frame>
        <draw:frame presentation:style-name="pr5" draw:layer="layout" svg:width="24.639cm" svg:height="9.135cm" svg:x="1.361cm" svg:y="4.865cm" presentation:class="outline" presentation:user-transformed="true">
          <draw:text-box>
            <text:list text:style-name="L2">
              <text:list-item>
                <text:p>Katja Diehl (Autokorrektur)</text:p>
              </text:list-item>
              <text:list-item>
                <text:p>Hasskommentare und Shitstorms</text:p>
              </text:list-item>
              <text:list-item>
                <text:p>Minijob</text:p>
              </text:list-item>
              <text:list-item>
                <text:p>Kein Geld – aber Code</text:p>
              </text:list-item>
              <text:list-item>
                <text:p>Zwei Coder (Pit &amp; Janis) finden sich</text:p>
              </text:list-item>
              <text:list-item>
                <text:p>„Vertraute“ und Communitiy – Tools</text:p>
              </text:list-item>
              <text:list-item>
                <text:p>Quick ‚n‘ Dirty – „Bare-Metal“</text:p>
              </text:list-item>
              <text:list-item>
                <text:p>Slow ‚n‘ Automatic – Ruby On Rail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Quick ‚n‘ Dirty</text:p>
          </draw:text-box>
        </draw:frame>
        <draw:frame presentation:style-name="pr8" draw:layer="layout" svg:width="24.639cm" svg:height="9.135cm" svg:x="2.361cm" svg:y="5.5cm" presentation:class="outline" presentation:user-transformed="true">
          <draw:text-box>
            <text:list text:style-name="L2">
              <text:list-item>
                <text:p>Providers APIs</text:p>
              </text:list-item>
              <text:list-item>
                <text:p>Python / Selenium / Geckodriver / Firefox</text:p>
              </text:list-item>
              <text:list-item>
                <text:p>Terminal</text:p>
              </text:list-item>
              <text:list-item>
                <text:p>Doppelte Visualisierung</text:p>
              </text:list-item>
              <text:list-item>
                <text:p>SinglePress Rating</text:p>
              </text:list-item>
              <text:list-item>
                <text:p>KISS – CSV &amp; TXT</text:p>
              </text:list-item>
              <text:list-item>
                <text:p>API – Basiswissen</text:p>
              </text:list-item>
              <text:list-item>
                <text:p>KI - Training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Slow ‚n‘ Automatic</text:p>
          </draw:text-box>
        </draw:frame>
        <draw:frame presentation:style-name="pr8" draw:layer="layout" svg:width="24.639cm" svg:height="9.135cm" svg:x="2.302cm" svg:y="5.982cm" presentation:class="outline" presentation:user-transformed="true">
          <draw:text-box>
            <text:list text:style-name="L2">
              <text:list-item>
                <text:p>Providers APIs</text:p>
              </text:list-item>
              <text:list-item>
                <text:p>Ruby On Rails</text:p>
              </text:list-item>
              <text:list-item>
                <text:p>WebApp</text:p>
              </text:list-item>
              <text:list-item>
                <text:p>„Voll“automatisch</text:p>
              </text:list-item>
              <text:list-item>
                <text:p>KI - Unterstützt</text:p>
              </text:list-item>
              <text:list-item>
                <text:p>Jani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814cm)" presentation:class="title" presentation:user-transformed="true">
          <draw:text-box>
            <text:p>Personen und Links</text:p>
          </draw:text-box>
        </draw:frame>
        <draw:frame presentation:style-name="pr5" draw:layer="layout" svg:width="24.639cm" svg:height="6.635cm" svg:x="1.361cm" svg:y="6cm" presentation:class="outline" presentation:user-transformed="true">
          <draw:text-box>
            <text:list text:style-name="L2">
              <text:list-item>
                <text:p text:style-name="P4">Katja Diehl - @SheDrivesMobility@norden.social </text:p>
              </text:list-item>
              <text:list-item>
                <text:p text:style-name="P4">Pit Demmer - @CannaParts@nrw.social </text:p>
              </text:list-item>
              <text:list-item>
                <text:p text:style-name="P4">Janis - @lobidu@norden.social </text:p>
              </text:list-item>
              <text:list-item>
                <text:p text:style-name="P4">https://gitlab.com/hateguard/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presentation:use-date-time-name="dtd1" xml:id="id6" draw:id="id6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user-transformed="true">
          <draw:text-box>
            <text:p>Zukunft...</text:p>
          </draw:text-box>
        </draw:frame>
        <draw:frame presentation:style-name="pr11" draw:layer="layout" svg:width="24.639cm" svg:height="5.988cm" draw:transform="skewX (2.52444030130856E-017) rotate (0.141895268187139) translate (1.305cm 8.817cm)" presentation:class="outline" presentation:user-transformed="true">
          <draw:text-box>
            <text:list text:style-name="L2">
              <text:list-item>
                <text:p>Erfahrung und Hilfe sind sehr Willkommen!</text:p>
              </text:list-item>
              <text:list-item>
                <text:p>OSS</text:p>
              </text:list-item>
              <text:list-item>
                <text:p>Was existiert bereits?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3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Format des Titeltextes durch Klicken bearbeiten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Foliennummer&gt;</text:page-number></text:span></text:p>
        </draw:text-box>
      </draw:frame>
      <draw:custom-shape draw:style-name="Mgr5" draw:layer="backgroundobjects" svg:width="26.117cm" svg:height="7.206cm" draw:transform="rotate (0.141895268187139) translate (0.245cm 7.207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06:38:44.477188850</meta:creation-date>
    <meta:editing-duration>PT1H22M5S</meta:editing-duration>
    <meta:editing-cycles>9</meta:editing-cycles>
    <meta:generator>LibreOffice/7.4.7.2$MacOSX_X86_64 LibreOffice_project/723314e595e8007d3cf785c16538505a1c878ca5</meta:generator>
    <dc:title>Progress</dc:title>
    <dc:date>2023-12-23T08:00:52.822012383</dc:date>
    <meta:document-statistic meta:object-count="91"/>
  </office:meta>
</office:document-meta>
</file>